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4ef28" officeooo:paragraph-rsid="0014ef28"/>
    </style:style>
    <style:style style:name="P2" style:family="paragraph" style:parent-style-name="Preformatted_20_Text">
      <style:text-properties fo:font-weight="bold" officeooo:rsid="0014ef28" officeooo:paragraph-rsid="0014ef28" style:font-weight-asian="bold" style:font-weight-complex="bold"/>
    </style:style>
    <style:style style:name="P3" style:family="paragraph" style:parent-style-name="Preformatted_20_Text">
      <style:text-properties officeooo:rsid="00182983" officeooo:paragraph-rsid="00182983"/>
    </style:style>
    <style:style style:name="T1" style:family="text">
      <style:text-properties officeooo:rsid="0016ed23"/>
    </style:style>
    <style:style style:name="T2" style:family="text">
      <style:text-properties officeooo:rsid="0017b2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1:</text:p>
      <text:p text:style-name="P1">The main algorithm works by first going back to the starting position (1,1). Then it will work its way through the map in a zig-zag motion while stopping to pick up dirt on it's way.</text:p>
      <text:p text:style-name="P1"/>
      <text:p text:style-name="P1">The main loop is basically a series of if-statements, using the boolean variables doneCleaning, foundStartingPosition, turning, and turning<text:span text:style-name="T2">Right</text:span>Next. All are initiated to false with the exception for turning<text:span text:style-name="T1">RightNext</text:span>.</text:p>
      <text:p text:style-name="P1"/>
      <text:p text:style-name="P1">When we hit a bump it means we have to turn, so turning is set to true while we turn once, move down once, and then turn once again. Turning<text:span text:style-name="T1">Right</text:span>Next is used to determine which way we should rotate, starting with right.</text:p>
      <text:p text:style-name="P1"/>
      <text:p text:style-name="P3">We're done when we hit a bump while not looking WEST or EAST. This sets doneCleaning to true, while moving to the starting position in the same way as be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5T13:59:16.951128765</dc:date>
    <meta:editing-duration>PT17M28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1" meta:paragraph-count="5" meta:word-count="137" meta:character-count="782" meta:non-whitespace-character-count="650"/>
  </office:meta>
</office:document-meta>
</file>